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Tymes" officeooo:paragraph-rsid="0003fd0a"/>
    </style:style>
    <style:style style:name="P2" style:family="paragraph" style:parent-style-name="Text_20_body">
      <style:text-properties style:font-name="Tymes" officeooo:rsid="01861e65" officeooo:paragraph-rsid="0003fd0a"/>
    </style:style>
    <style:style style:name="P3" style:family="paragraph" style:parent-style-name="Text_20_body">
      <style:text-properties style:font-name="Tymes" officeooo:paragraph-rsid="0003fd0a"/>
    </style:style>
    <style:style style:name="P4" style:family="paragraph" style:parent-style-name="Text_20_body">
      <style:text-properties style:font-name="Tymes" officeooo:rsid="01ccf8b0" officeooo:paragraph-rsid="0003fd0a"/>
    </style:style>
    <style:style style:name="P5" style:family="paragraph" style:parent-style-name="Text_20_body">
      <style:text-properties style:font-name="Tymes" officeooo:rsid="018992c1" officeooo:paragraph-rsid="0003fd0a"/>
    </style:style>
    <style:style style:name="P6" style:family="paragraph" style:parent-style-name="Text_20_body">
      <style:text-properties style:font-name="Tymes" officeooo:rsid="01cf3f16" officeooo:paragraph-rsid="0003fd0a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189b074"/>
    </style:style>
    <style:style style:name="T3" style:family="text">
      <style:text-properties style:font-name="Times New Roman1" officeooo:rsid="01d010c3"/>
    </style:style>
    <style:style style:name="T4" style:family="text">
      <style:text-properties style:font-name="Times New Roman1" officeooo:rsid="01c4b344"/>
    </style:style>
    <style:style style:name="T5" style:family="text">
      <style:text-properties style:font-name="Times New Roman1" officeooo:rsid="01cc3337"/>
    </style:style>
    <style:style style:name="T6" style:family="text">
      <style:text-properties style:font-name="Times New Roman1" officeooo:rsid="01861e65"/>
    </style:style>
    <style:style style:name="T7" style:family="text">
      <style:text-properties style:font-name="Times New Roman1" officeooo:rsid="019f707c"/>
    </style:style>
    <style:style style:name="T8" style:family="text">
      <style:text-properties style:font-name="Times New Roman1" officeooo:rsid="0187df69"/>
    </style:style>
    <style:style style:name="T9" style:family="text">
      <style:text-properties style:font-name="Times New Roman1" officeooo:rsid="01ccf8b0"/>
    </style:style>
    <style:style style:name="T10" style:family="text">
      <style:text-properties style:font-name="Times New Roman1" officeooo:rsid="018b11eb"/>
    </style:style>
    <style:style style:name="T11" style:family="text">
      <style:text-properties style:font-name="Times New Roman" fo:font-weight="bold" style:font-name-asian="Microsoft YaHei" style:font-weight-asian="bold" style:font-name-complex="Arial" style:font-weight-complex="bold"/>
    </style:style>
    <style:style style:name="T12" style:family="text">
      <style:text-properties style:font-name="Times New Roman" fo:font-weight="bold" officeooo:rsid="01418972" style:font-name-asian="Microsoft YaHei" style:font-weight-asian="bold" style:font-name-complex="Arial" style:font-weight-complex="bold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Times New Roman1" officeooo:rsid="01cc3337"/>
    </style:style>
    <style:style style:name="T15" style:family="text">
      <style:text-properties style:text-position="0% 100%" style:font-name="Times New Roman1" officeooo:rsid="0187df69"/>
    </style:style>
    <style:style style:name="T16" style:family="text">
      <style:text-properties style:text-position="0% 100%" officeooo:rsid="01cc3337"/>
    </style:style>
    <style:style style:name="T17" style:family="text">
      <style:text-properties style:text-position="0% 100%" officeooo:rsid="0187df69"/>
    </style:style>
    <style:style style:name="T18" style:family="text">
      <style:text-properties officeooo:rsid="01c4b344"/>
    </style:style>
    <style:style style:name="T19" style:family="text">
      <style:text-properties officeooo:rsid="01cf3f16"/>
    </style:style>
    <style:style style:name="T20" style:family="text">
      <style:text-properties officeooo:rsid="01cc3337"/>
    </style:style>
    <style:style style:name="T21" style:family="text">
      <style:text-properties officeooo:rsid="01861e65"/>
    </style:style>
    <style:style style:name="T22" style:family="text">
      <style:text-properties officeooo:rsid="019f707c"/>
    </style:style>
    <style:style style:name="T23" style:family="text">
      <style:text-properties officeooo:rsid="0187df69"/>
    </style:style>
    <style:style style:name="T24" style:family="text">
      <style:text-properties officeooo:rsid="01ccf8b0"/>
    </style:style>
    <style:style style:name="T25" style:family="text">
      <style:text-properties officeooo:rsid="018b11eb"/>
    </style:style>
    <style:style style:name="T26" style:family="text">
      <style:text-properties officeooo:rsid="0189b074"/>
    </style:style>
    <style:style style:name="T27" style:family="text">
      <style:text-properties officeooo:rsid="01d010c3"/>
    </style:style>
    <style:style style:name="T28" style:family="text">
      <style:text-properties fo:font-weight="bold" style:font-name-asian="Microsoft YaHei" style:font-weight-asian="bold" style:font-name-complex="Arial" style:font-weight-complex="bold"/>
    </style:style>
    <style:style style:name="T29" style:family="text">
      <style:text-properties fo:font-weight="bold" officeooo:rsid="01418972" style:font-name-asian="Microsoft YaHei" style:font-weight-asian="bold" style:font-name-complex="Ari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9">I</text:span><text:span text:style-name="T28">nformation Extraction</text:span></text:h>
      <text:p text:style-name="P2">In the area of Information Extraction, the user is attempting to extract information from a stream of data, which can be from any source: a large data base, stored research papers, the internet, or anything else which contains textural data. <text:s/>Searches are generally performed with some keywords or patterns which are searched.<text:reference-mark-start text:name="ADDIN CSL_CITATION {&quot;mendeley&quot;: {&quot;formattedCitation&quot;: &quot;[7], [8]&quot;, &quot;plainTextFormattedCitation&quot;: &quot;[7], [8]&quot;, &quot;previouslyFormattedCitation&quot;: &quot;[6], [7]&quot;}, &quot;schema&quot;: &quot;https://github.com/citation-style-language/schema/raw/master/csl-citation.json&quot;, &quot;citationItems&quot;: [{&quot;uris&quot;: [&quot;http://www.mendeley.com/documents/?uuid=b88e772c-fb2f-4d28-918a-04a2542bdbee&quot;], &quot;itemData&quot;: {&quot;title&quot;: &quot;Practical Web Scraping for Data Science&quot;, &quot;ISBN&quot;: &quot;978-1-4842-3582-9&quot;, &quot;type&quot;: &quot;book&quot;, &quot;publisher&quot;: &quot;Apress&quot;, &quot;id&quot;: &quot;ITEM-1&quot;, &quot;issued&quot;: {&quot;date-parts&quot;: [[&quot;2018&quot;]]}, &quot;author&quot;: [{&quot;given&quot;: &quot;Bart Baesens&quot;, &quot;parse-names&quot;: false, &quot;dropping-particle&quot;: &quot;&quot;, &quot;family&quot;: &quot;Seppe vanden Broucke&quot;, &quot;non-dropping-particle&quot;: &quot;&quot;, &quot;suffix&quot;: &quot;&quot;}]}, &quot;id&quot;: &quot;ITEM-1&quot;}, {&quot;uris&quot;: [&quot;http://www.mendeley.com/documents/?uuid=5731d81b-0a67-4a9c-ab67-5008e8ac137d&quot;], &quot;itemData&quot;: {&quot;title&quot;: &quot;Website Scraping with Python&quot;, &quot;ISBN&quot;: &quot;978-1-4842-3924-7&quot;, &quot;type&quot;: &quot;book&quot;, &quot;publisher&quot;: &quot;Apress&quot;, &quot;id&quot;: &quot;ITEM-2&quot;, &quot;issued&quot;: {&quot;date-parts&quot;: [[&quot;2018&quot;]]}, &quot;author&quot;: [{&quot;given&quot;: &quot;Gabor Laszlo&quot;, &quot;parse-names&quot;: false, &quot;dropping-particle&quot;: &quot;&quot;, &quot;family&quot;: &quot;Hajba&quot;, &quot;non-dropping-particle&quot;: &quot;&quot;, &quot;suffix&quot;: &quot;&quot;}]}, &quot;id&quot;: &quot;ITEM-2&quot;}], &quot;properties&quot;: {&quot;noteIndex&quot;: 0}} RND2pxaYAhw2i"/><text:span text:style-name="T13">[7], [8]</text:span><text:reference-mark-end text:name="ADDIN CSL_CITATION {&quot;mendeley&quot;: {&quot;formattedCitation&quot;: &quot;[7], [8]&quot;, &quot;plainTextFormattedCitation&quot;: &quot;[7], [8]&quot;, &quot;previouslyFormattedCitation&quot;: &quot;[6], [7]&quot;}, &quot;schema&quot;: &quot;https://github.com/citation-style-language/schema/raw/master/csl-citation.json&quot;, &quot;citationItems&quot;: [{&quot;uris&quot;: [&quot;http://www.mendeley.com/documents/?uuid=b88e772c-fb2f-4d28-918a-04a2542bdbee&quot;], &quot;itemData&quot;: {&quot;title&quot;: &quot;Practical Web Scraping for Data Science&quot;, &quot;ISBN&quot;: &quot;978-1-4842-3582-9&quot;, &quot;type&quot;: &quot;book&quot;, &quot;publisher&quot;: &quot;Apress&quot;, &quot;id&quot;: &quot;ITEM-1&quot;, &quot;issued&quot;: {&quot;date-parts&quot;: [[&quot;2018&quot;]]}, &quot;author&quot;: [{&quot;given&quot;: &quot;Bart Baesens&quot;, &quot;parse-names&quot;: false, &quot;dropping-particle&quot;: &quot;&quot;, &quot;family&quot;: &quot;Seppe vanden Broucke&quot;, &quot;non-dropping-particle&quot;: &quot;&quot;, &quot;suffix&quot;: &quot;&quot;}]}, &quot;id&quot;: &quot;ITEM-1&quot;}, {&quot;uris&quot;: [&quot;http://www.mendeley.com/documents/?uuid=5731d81b-0a67-4a9c-ab67-5008e8ac137d&quot;], &quot;itemData&quot;: {&quot;title&quot;: &quot;Website Scraping with Python&quot;, &quot;ISBN&quot;: &quot;978-1-4842-3924-7&quot;, &quot;type&quot;: &quot;book&quot;, &quot;publisher&quot;: &quot;Apress&quot;, &quot;id&quot;: &quot;ITEM-2&quot;, &quot;issued&quot;: {&quot;date-parts&quot;: [[&quot;2018&quot;]]}, &quot;author&quot;: [{&quot;given&quot;: &quot;Gabor Laszlo&quot;, &quot;parse-names&quot;: false, &quot;dropping-particle&quot;: &quot;&quot;, &quot;family&quot;: &quot;Hajba&quot;, &quot;non-dropping-particle&quot;: &quot;&quot;, &quot;suffix&quot;: &quot;&quot;}]}, &quot;id&quot;: &quot;ITEM-2&quot;}], &quot;properties&quot;: {&quot;noteIndex&quot;: 0}} RND2pxaYAhw2i"/></text:p>
      <text:p text:style-name="P3"><text:span text:style-name="T18">There are different types of information which can be extracted from a stream of data beyond names, places and so forth. <text:s/>F</text:span><text:span text:style-name="T20">rom the 1980’s to the 2000’s, information extraction identifies the entities <text:s/>referenced in a text and the relationships between those entities at varying levels of complexity.</text:span><text:reference-mark-start text:name="ADDIN CSL_CITATION {&quot;mendeley&quot;: {&quot;formattedCitation&quot;: &quot;[4]&quot;, &quot;plainTextFormattedCitation&quot;: &quot;[4]&quot;, &quot;previouslyFormattedCitation&quot;: &quot;[4]&quot;}, &quot;schema&quot;: &quot;https://github.com/citation-style-language/schema/raw/master/csl-citation.json&quot;, &quot;citationItems&quot;: [{&quot;uris&quot;: [&quot;http://www.mendeley.com/documents/?uuid=3cffa338-9852-472c-91c8-4e68d69feaae&quot;], &quot;itemData&quot;: {&quot;edition&quot;: &quot;Second&quot;, &quot;container-title&quot;: &quot;Encyclopedia of Languages &amp; Linguistics&quot;, &quot;page&quot;: &quot;665-677&quot;, &quot;type&quot;: &quot;entry-encyclopedia&quot;, &quot;id&quot;: &quot;ITEM-1&quot;, &quot;volume&quot;: &quot;5&quot;, &quot;publisher&quot;: &quot;Elserier&quot;, &quot;issued&quot;: {&quot;date-parts&quot;: [[&quot;2006&quot;]]}, &quot;author&quot;: [{&quot;given&quot;: &quot;H.&quot;, &quot;parse-names&quot;: false, &quot;dropping-particle&quot;: &quot;&quot;, &quot;family&quot;: &quot;Cunningham&quot;, &quot;non-dropping-particle&quot;: &quot;&quot;, &quot;suffix&quot;: &quot;&quot;}], &quot;title&quot;: &quot;Information Extraction, Automatic&quot;}, &quot;id&quot;: &quot;ITEM-1&quot;}], &quot;properties&quot;: {&quot;noteIndex&quot;: 0}} RND7myTtXRy2D"/><text:span text:style-name="T16">[4]</text:span><text:reference-mark-end text:name="ADDIN CSL_CITATION {&quot;mendeley&quot;: {&quot;formattedCitation&quot;: &quot;[4]&quot;, &quot;plainTextFormattedCitation&quot;: &quot;[4]&quot;, &quot;previouslyFormattedCitation&quot;: &quot;[4]&quot;}, &quot;schema&quot;: &quot;https://github.com/citation-style-language/schema/raw/master/csl-citation.json&quot;, &quot;citationItems&quot;: [{&quot;uris&quot;: [&quot;http://www.mendeley.com/documents/?uuid=3cffa338-9852-472c-91c8-4e68d69feaae&quot;], &quot;itemData&quot;: {&quot;edition&quot;: &quot;Second&quot;, &quot;container-title&quot;: &quot;Encyclopedia of Languages &amp; Linguistics&quot;, &quot;page&quot;: &quot;665-677&quot;, &quot;type&quot;: &quot;entry-encyclopedia&quot;, &quot;id&quot;: &quot;ITEM-1&quot;, &quot;volume&quot;: &quot;5&quot;, &quot;publisher&quot;: &quot;Elserier&quot;, &quot;issued&quot;: {&quot;date-parts&quot;: [[&quot;2006&quot;]]}, &quot;author&quot;: [{&quot;given&quot;: &quot;H.&quot;, &quot;parse-names&quot;: false, &quot;dropping-particle&quot;: &quot;&quot;, &quot;family&quot;: &quot;Cunningham&quot;, &quot;non-dropping-particle&quot;: &quot;&quot;, &quot;suffix&quot;: &quot;&quot;}], &quot;title&quot;: &quot;Information Extraction, Automatic&quot;}, &quot;id&quot;: &quot;ITEM-1&quot;}], &quot;properties&quot;: {&quot;noteIndex&quot;: 0}} RND7myTtXRy2D"/><text:span text:style-name="T20">⁠</text:span></text:p>
      <text:p text:style-name="P4">For example, how much information can be extracted about the computer science department by scanning its web pages? <text:s/>The entities would include the computer science department, its faculty, the department chair, topics of research, classes and areas of study the department offers, and so forth. <text:s/>Then what are the relationships? What courses are taught and by who? Who is researching each research topic? <text:s/>Who is new to the department, and who has been there a long time? <text:s/>How about the functions all these entities and relationships perform? <text:s/>What are the outside links to research and business sites and what can be said about those relationships? <text:s/>These are just a small set of questions which can be answered with a robust information extraction program. <text:s/>The goal in developing SCOEL is to create a language with a set of tools to improve upon the information extraction tools available in other languages.</text:p>
      <text:p text:style-name="P3"><text:span text:style-name="T19">Also, there is the question of how information is presented and stored. <text:s/>This affects how the search is to be performed. <text:s/></text:span><text:span text:style-name="T21">If the information is fully structured, it is in a predictable order such as XML documents and CSV (comma </text:span><text:span text:style-name="T22">separated</text:span><text:span text:style-name="T21"> value) files., then the search algorithm is relatively simple. <text:s/></text:span><text:span text:style-name="T23">Semi-structured information, such as a short hand natural language with a fixed </text:span><text:span text:style-name="T22">grammatical</text:span><text:span text:style-name="T23"> rules or older records which may have evolved over the years, may require more complex systems or pattern definitions to extract the data. </text:span><text:span text:style-name="T22">As changes in data storage conventions change over time, so do the practices to extract that data changes. <text:s/></text:span><text:span text:style-name="T23">Unstructured information, such as the text from lengthy reports or legal documents, require very complex pattern matching </text:span><text:span text:style-name="T22">schema.</text:span><text:reference-mark-start text:name="ADDIN CSL_CITATION {&quot;mendeley&quot;: {&quot;formattedCitation&quot;: &quot;[5]&quot;, &quot;plainTextFormattedCitation&quot;: &quot;[5]&quot;, &quot;previouslyFormattedCitation&quot;: &quot;[5]&quot;}, &quot;schema&quot;: &quot;https://github.com/citation-style-language/schema/raw/master/csl-citation.json&quot;, &quot;citationItems&quot;: [{&quot;uris&quot;: [&quot;http://www.mendeley.com/documents/?uuid=8d0c1bc6-fd8d-4abe-a515-90870e3b4ad2&quot;], &quot;itemData&quot;: {&quot;issue&quot;: &quot;1&quot;, &quot;title&quot;: &quot;Information Retrieval and Information Extraction in Web 2 . 0 environment&quot;, &quot;ISBN&quot;: &quot;0670362980&quot;, &quot;container-title&quot;: &quot;International Journal of Computers&quot;, &quot;id&quot;: &quot;ITEM-1&quot;, &quot;volume&quot;: &quot;5&quot;, &quot;type&quot;: &quot;article-journal&quot;, &quot;issued&quot;: {&quot;date-parts&quot;: [[&quot;2011&quot;]]}, &quot;author&quot;: [{&quot;given&quot;: &quot;Nikola&quot;, &quot;parse-names&quot;: false, &quot;dropping-particle&quot;: &quot;&quot;, &quot;family&quot;: &quot;Vlahovic&quot;, &quot;non-dropping-particle&quot;: &quot;&quot;, &quot;suffix&quot;: &quot;&quot;}]}, &quot;id&quot;: &quot;ITEM-1&quot;}], &quot;properties&quot;: {&quot;noteIndex&quot;: 0}} RNDblwYkGFBds"/><text:span text:style-name="T17">[5]</text:span><text:reference-mark-end text:name="ADDIN CSL_CITATION {&quot;mendeley&quot;: {&quot;formattedCitation&quot;: &quot;[5]&quot;, &quot;plainTextFormattedCitation&quot;: &quot;[5]&quot;, &quot;previouslyFormattedCitation&quot;: &quot;[5]&quot;}, &quot;schema&quot;: &quot;https://github.com/citation-style-language/schema/raw/master/csl-citation.json&quot;, &quot;citationItems&quot;: [{&quot;uris&quot;: [&quot;http://www.mendeley.com/documents/?uuid=8d0c1bc6-fd8d-4abe-a515-90870e3b4ad2&quot;], &quot;itemData&quot;: {&quot;issue&quot;: &quot;1&quot;, &quot;title&quot;: &quot;Information Retrieval and Information Extraction in Web 2 . 0 environment&quot;, &quot;ISBN&quot;: &quot;0670362980&quot;, &quot;container-title&quot;: &quot;International Journal of Computers&quot;, &quot;id&quot;: &quot;ITEM-1&quot;, &quot;volume&quot;: &quot;5&quot;, &quot;type&quot;: &quot;article-journal&quot;, &quot;issued&quot;: {&quot;date-parts&quot;: [[&quot;2011&quot;]]}, &quot;author&quot;: [{&quot;given&quot;: &quot;Nikola&quot;, &quot;parse-names&quot;: false, &quot;dropping-particle&quot;: &quot;&quot;, &quot;family&quot;: &quot;Vlahovic&quot;, &quot;non-dropping-particle&quot;: &quot;&quot;, &quot;suffix&quot;: &quot;&quot;}]}, &quot;id&quot;: &quot;ITEM-1&quot;}], &quot;properties&quot;: {&quot;noteIndex&quot;: 0}} RNDblwYkGFBds"/></text:p>
      <text:p text:style-name="P5"><text:span text:style-name="T23">S</text:span>hould a project require batch processing <text:span text:style-name="T22">such as</text:span> billing changes for changes in the contracts of thousands of customers, the system will have to extract information on customer accounts and make the desired changes for each customer. <text:s/>This will requir<text:span text:style-name="T24">e</text:span>, extracting all the necessary <text:span text:style-name="T22">information</text:span> from the data stream <text:span text:style-name="T22">and relaying the information in a format acceptable to the software handling the database.</text:span> <text:s/>The data stream most likely be fairly structured and a pattern for each piece of information might be <text:span text:style-name="T22">straight</text:span> forward, <text:soft-page-break/><text:span text:style-name="T22">some</text:span> pieces of information may not be consistent depending who entered the data or the software requirements from <text:span text:style-name="T22">data entry sources</text:span>. <text:s/><text:span text:style-name="T25">Some data points may be stored in </text:span><text:span text:style-name="T24">separate</text:span><text:span text:style-name="T25"> parts, like a phone number with hyphens and parenthesis. </text:span><text:span text:style-name="T26">As the project requires the processing of thousands of customer changes, the system needs to be as automated as possible, so the information extraction needs to be complete.</text:span></text:p>
      <text:p text:style-name="P6">The <text:span text:style-name="T26">S</text:span>COEL programming language will expand and improve upon the existing tools for information extraction and other forms of lexical <text:span text:style-name="T27">and semantic </text:span>analysis. <text:s/><text:span text:style-name="T27">To do this, we need to look at basic functions of scanning and iterating through strings for string analysis. <text:s/>Since SCOEL is a byproduct of Icon and Unicon, we will also look at some examples of how they addressed these issue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4pt" fo:font-weight="bold" officeooo:rsid="0181e092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39:23.980787871</meta:creation-date>
    <dc:date>2021-05-04T21:40:16.017359752</dc:date>
    <meta:editing-duration>PT5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7" meta:word-count="587" meta:character-count="3667" meta:non-whitespace-character-count="3068"/>
  </office:meta>
</office:document-meta>
</file>